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f68" officeooo:paragraph-rsid="00148f68"/>
    </style:style>
    <style:style style:name="P2" style:family="paragraph" style:parent-style-name="Standard">
      <style:text-properties fo:font-style="normal" officeooo:rsid="00148f68" officeooo:paragraph-rsid="00148f6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ockets</text:p>
      <text:p text:style-name="P1"/>
      <text:p text:style-name="P1">A socket is a constant connection to a server.</text:p>
      <text:p text:style-name="P1">When a socket transmits data (client to server, or server to client), data is sent in the form of<text:line-break/>KEY:VALUE.</text:p>
      <text:p text:style-name="P1">The key is the EVENT that is being transmitted about, the VALUE is the data.<text:line-break/>The data is usually in JSON format.<text:line-break/>If you don’t know what JSON is, please google this: <text:span text:style-name="T1">It is one of the most commonly used forms of datastructures in communication.</text:span></text:p>
      <text:p text:style-name="P2"><text:line-break/>Whereas normal HTTP connections consist of a Request →end; result → end; type of transmission.<text:line-break/>The socket “listens” for new data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1:39:24.915224272</meta:creation-date>
    <dc:date>2021-10-25T11:44:40.762596754</dc:date>
    <meta:editing-duration>PT5M16S</meta:editing-duration>
    <meta:editing-cycles>1</meta:editing-cycles>
    <meta:document-statistic meta:table-count="0" meta:image-count="0" meta:object-count="0" meta:page-count="1" meta:paragraph-count="5" meta:word-count="96" meta:character-count="533" meta:non-whitespace-character-count="441"/>
    <meta:generator>LibreOffice/7.1.6.2$Linux_X86_64 LibreOffice_project/10$Build-2</meta:generator>
  </office:meta>
</office:document-meta>
</file>